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endency.Depend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commends.Recomme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trolFile.setDebPriority( String debPrio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ile.getDebS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ile.getDeb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ile.setDebSection( String debS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s.Depe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uggests.Sugg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trolFile.setDebPackage( String debPack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ile.setHomepage( String home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ile.write( PrintWriter 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scription.getDe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ile.getDebEssenti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ile.setDebMaintainer( String debMai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ile.setDebEssential( String debEssenti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aces.Repl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flicts.Confli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trolFile.setDebVersion( String deb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pkgLin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ile.getDeb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ile.addProvides( Provides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ile.writeVector( Vector v , String header , PrintWriter w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ntrolFile.getDebArchitec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ile.addConflicts( Conflicts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ile.addRecommends( Recommends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ion.add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ile.getDebMai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ile.setDebArchitecture( String debArchitec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ile.addSuggests( Suggests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des.Provi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trolFile.Control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scription.setDesc( String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ile.addDescription( Description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ile.addReplaces( Replaces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ion.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trolFile.addDepends( Depends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pkgLine.add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pkgLin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ile.getDeb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